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style:font-style-asian="italic" style:font-style-complex="italic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italic" style:font-style-asian="italic" style:font-style-complex="italic"/>
    </style:style>
    <style:style style:name="P1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9" style:family="paragraph" style:parent-style-name="Text_20_body">
      <style:text-properties fo:color="#6666ff" fo:language="ru" fo:country="RU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2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2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language="ru" fo:country="RU" fo:font-style="normal" style:font-style-asian="normal" style:font-style-complex="normal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style:use-window-font-color="true" fo:language="ru" fo:country="RU" fo:font-style="normal" style:font-style-asian="normal" style:font-style-complex="normal"/>
    </style:style>
    <style:style style:name="T10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1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2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uk" fo:country="UA"/>
    </style:style>
    <style:style style:name="T14" style:family="text">
      <style:text-properties fo:color="#3399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траницы с красным: 2,5,<text:span text:style-name="T1">6,</text:span>7,11,21,22,26,39</text:p>
      <text:p text:style-name="P11">Улучшить 1-ю, 2-ю главы и 7-ю главы (особенно вторую половину второй главы)!</text:p>
      <text:h text:style-name="Heading_20_2" text:outline-level="2">Staging page: 49</text:h>
      <text:p text:style-name="P19"/>
      <text:p text:style-name="P13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2">Electronics “Disappointed”/Gary Jules “Mad World”/Pink Floyd “Another Brick In The Wall”</text:span></text:p>
      <text:p text:style-name="P17">2. Пробуждение - <text:span text:style-name="T6">Pet Shop Boys “So Hard”???</text:span></text:p>
      <text:p text:style-name="P17">3. Норф - <text:span text:style-name="T6">Dire Straits “Coyote”</text:span></text:p>
      <text:p text:style-name="P20">4. З<text:span text:style-name="T3">аклинание Последнего Шанса. </text:span><text:span text:style-name="T7">Mike Oldfield – Tres Lunas ”To Be Free” (Radio Edit)</text:span></text:p>
      <text:p text:style-name="P21">5. Нерадивый ученик</text:p>
      <text:p text:style-name="P20"><text:span text:style-name="T7">6. Нерадивый ученик-2 </text:span><text:span text:style-name="T9">&lt;</text:span><text:span text:style-name="T5">Depeche Mode — Painkiller</text:span><text:span text:style-name="T9">&gt;</text:span></text:p>
      <text:p text:style-name="P18">7. Постыдный пикник<text:line-break/>8. Стыд &lt;<text:span text:style-name="T14">Mylene Farmer — L`Ame-Stram-Gram</text:span>&gt;<text:line-break/><text:line-break/><text:line-break/></text:p>
      <text:p text:style-name="P18"/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/>
      <text:p text:style-name="P1"><text:span text:style-name="T10">&lt;</text:span><text:span text:style-name="T11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8"/>
      <text:p text:style-name="P1"><text:span text:style-name="T8">&lt;</text:span><text:span text:style-name="T1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8">&gt;</text:span></text:p>
      <text:p text:style-name="P12">&lt;<text:span text:style-name="T3"> Пони — сельские жители и не любят больших городов. </text:span>&gt;</text:p>
      <text:p text:style-name="P10"/>
      <text:p text:style-name="P10">Дэш выписывает пируэты в небе. Анон пытается зарисовать её (Дэш попросила его об этом — схематические рисунки пируэтов Дэш). </text:p>
      <text:p text:style-name="P10"/>
      <text:p text:style-name="P3">Шесть. Пять. Четыре. Три. Два. Один.</text:p>
      <text:p text:style-name="P3">– Старт!</text:p>
      <text:p text:style-name="P3">Подъёмная мощь пегаски ошеломляла. Дэш ракетой взлетела в небесную голубизну, всего за пару <text:soft-page-break/>секунд превратившись в точку. Там, на недосягаемой высоте, пегаска пролетела немного вперёд, чтобы молнией обрушиться с высоты, увлекая за собой расширяющийся радужный шлейф. Несмотря на то, что Дэш отлетела от нас на безопасное расстояние, вихрь взлохматил мои волосы и попытался сорвать рубашку, когда она молнией пронеслась мимо наблюдательной площадки. Плотный облачный покров разлетелся в клочья, пронзённый многоцветной стрелой. Через брешь в облаках было видно, как у самой земли пегаска резко сменила направление, помчавшись параллельно земле. За ней вырастало грибовидное облако пыли, вызванное ударной волной. Дома поднимались в воздух и осыпались грудой булыжников, деревья превращались в ворох щепок под расходящимся радужным фронтом. Я, разинув рот, наблюдал за катаклизмом, пока тень от парящей скалы не накрыла эпицентр радужного удара.</text:p>
      <text:p text:style-name="P3">Святое дерьмо! Только что на моих глазах щуплая пегаска без особого труда сотворила некое подобие ядерного взрыва! И эти чокнутые пони до сих пор используют алебарды в дворцовой страже и разговаривают на равных с другими расами! Воистину, что-то неправильно в этом мире!</text:p>
      <text:p text:style-name="P3">… Или во мне …</text:p>
      <text:p text:style-name="P3">Важные единороги в белых халатах тихо переговаривались между собой, наблюдая последствия удара в мощную подзорную трубу на треноге. Твайлайт во главе этой учёной шараги записывала длинный столбик вычислений на доске, установленной в центре наблюдательной площадки.</text:p>
      <text:p text:style-name="P3"/>
      <text:p text:style-name="P3"/>
      <text:p text:style-name="P3"/>
      <text:p text:style-name="P7">&lt;<text:span text:style-name="T3">Луна инспектирует последствия двойного радужного удара (сообщите всемоб окончании испытаний. Снимите кордоны с дорог) и приходит к выводу о его непригодности для зачистки болота — можно уничтожить развалины замка Сестёр</text:span>&gt;</text:p>
      <text:p text:style-name="P3"/>
      <text:p text:style-name="P10">(пегаска говорит, что когда возникают сильные чувства, можно даже читать мысли. Анон дарит Дэш рисунок на прощание)</text:p>
      <text:p text:style-name="P7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3">Ещ</text:span><text:span text:style-name="T3">ё</text:span><text:span text:style-name="T13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</text:span><text:span text:style-name="T3">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<text:soft-page-break/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3">Во всём мире остались только м</text:span>ы<text:span text:style-name="T13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6"/>
      <text:p text:style-name="P14">Я хотел бы лететь в небе рядом с тобой, но у меня нет крыльев.</text:p>
      <text:p text:style-name="P14">Мне хотелось бы лежать на облаке рядом с тобой, но я сын земли.</text:p>
      <text:p text:style-name="P14">Всё, что я могу — нарисовать тебя купающейся в солнечных лучах.</text:p>
      <text:p text:style-name="P14"/>
      <text:p text:style-name="P14">Я хотела бы бежать с тобой по полю, но у меня есть крылья.</text:p>
      <text:p text:style-name="P14">Я хотела бы лежать с тобой на поле ромашек, но я дочь неба.</text:p>
      <text:p text:style-name="P14"><text:soft-page-break/>Всё что я могу — нести тебя в колеснице по облакам.</text:p>
      <text:p text:style-name="P14"/>
      <text:p text:style-name="P15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3">Капля упала мне на щеку. Потом вторая, третья.</text:p>
      <text:p text:style-name="P3">Откуда дождь? Мы же над облаками? Я попробовал жидкость на вкус. Хм, солёная.</text:p>
      <text:p text:style-name="P3">Чёрт! Я хотел избежать этого.</text:p>
      <text:p text:style-name="P3">Дэш заложила широкую дугу и, наконец-то, выровнялась, повернув обратно к «Громовержцу». Обратный путь мы прошли быстро, пегаска летела в три раза быстрее, чем бежала.</text:p>
      <text:p text:style-name="P3">Отцепив «Королеву Лорен» от Дэш, я тихо спросил её:</text:p>
      <text:p text:style-name="P5">– Дэш, ты чего? Всё в порядке?</text:p>
      <text:p text:style-name="P5">– Ты о чём, Анон? – в тоне пегаски слышалось напряжение.</text:p>
      <text:p text:style-name="P5">– Ты ведь плакала?</text:p>
      <text:p text:style-name="P5">– Вот ещё! С какого это фига? У тебя глюки, Анон?</text:p>
      <text:p text:style-name="P5">Её наигранная весёлость только утвердила меня в своей правоте. Я осторожно снял с Дэш громадные противосолнечные очки.</text:p>
      <text:p text:style-name="P5">– Может, у меня и глюки, но вот это на глюк не похоже. – я прикоснулся ко влажной дорожке, протянувшейся по скуле пегаски из уголка глаза.</text:p>
      <text:p text:style-name="P9"><text:span text:style-name="T3">– </text:span><text:span text:style-name="T3">Не трожь! </text:span><text:span text:style-name="T3">– </text:span><text:span text:style-name="T3">Дэш</text:span><text:span text:style-name="T3"> сердито фыркнула. </text:span><text:span text:style-name="T3">– </text:span>Меня ослепило солнце! И вообще, не твоё дело!</text:p>
      <text:p text:style-name="P9"><text:s/>Вырвав у меня очки из рук, пегаска развернулась на одном копыте и улетела.</text:p>
      <text:p text:style-name="P16"/>
      <text:h text:style-name="Heading_20_2" text:outline-level="2">Идеи</text:h>
      <text:list xml:id="list5091849026410418625" text:style-name="L1">
        <text:list-item>
          <text:p text:style-name="P22">Книги:</text:p>
        </text:list-item>
      </text:list>
      <text:list xml:id="list6255145283776576969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<text:soft-page-break/>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4849935123045487578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<text:soft-page-break/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19T01:23:25.26</dc:date>
    <meta:editing-duration>P3DT8H11M47S</meta:editing-duration>
    <meta:editing-cycles>115</meta:editing-cycles>
    <meta:generator>OpenOffice/4.1.1$Win32 OpenOffice.org_project/411m6$Build-9775</meta:generator>
    <dc:creator>макс </dc:creator>
    <meta:document-statistic meta:table-count="0" meta:image-count="0" meta:object-count="0" meta:page-count="6" meta:paragraph-count="129" meta:word-count="2286" meta:character-count="14707"/>
  </office:meta>
</office:document-meta>
</file>